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livia, Plurinational State of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ngo, the Democratic Republic of th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Heard Island and McDonal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Korea, Democratic People's Republic of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Korea, Republic of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acedonia, the Former Yugoslav Republic of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Moldova, Republic of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Venezuela, Bolivarian Republic o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Virgin Islands, British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irgin Islands, U.S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21:40:44.333557637</meta:creation-date>
    <dc:date>2021-10-14T22:06:19.246685422</dc:date>
    <meta:editing-duration>PT24S</meta:editing-duration>
    <meta:editing-cycles>1</meta:editing-cycles>
    <meta:document-statistic meta:table-count="1" meta:cell-count="996" meta:object-count="0"/>
    <meta:generator>LibreOffice/7.2.1.2$Linux_X86_64 LibreOffice_project/87b77fad49947c1441b67c559c339af8f3517e22</meta:generator>
  </office:meta>
</office:document-meta>
</file>